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ArrayEncodePerformanceTest.encode( Object objec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ArrayEncodePerformanceTest.test_0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ArrayEncode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